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22ef2f0" officeooo:paragraph-rsid="022ef2f0" style:font-weight-asian="normal" style:font-weight-complex="normal"/>
    </style:style>
    <style:style style:name="P2" style:family="paragraph" style:parent-style-name="Standard">
      <style:text-properties fo:font-weight="normal" officeooo:rsid="0230c70a" officeooo:paragraph-rsid="0230c70a" style:font-weight-asian="normal" style:font-weight-complex="normal"/>
    </style:style>
    <style:style style:name="P3" style:family="paragraph" style:parent-style-name="Standard">
      <style:text-properties fo:font-weight="normal" officeooo:rsid="0231e149" officeooo:paragraph-rsid="0231e149" style:font-weight-asian="normal" style:font-weight-complex="normal"/>
    </style:style>
    <style:style style:name="P4" style:family="paragraph" style:parent-style-name="Standard">
      <style:text-properties fo:font-weight="normal" officeooo:rsid="0233a58a" officeooo:paragraph-rsid="0233a58a" style:font-weight-asian="normal" style:font-weight-complex="normal"/>
    </style:style>
    <style:style style:name="P5" style:family="paragraph" style:parent-style-name="Standard">
      <style:text-properties fo:font-weight="normal" officeooo:rsid="0234ad58" officeooo:paragraph-rsid="0234ad58" style:font-weight-asian="normal" style:font-weight-complex="normal"/>
    </style:style>
    <style:style style:name="P6" style:family="paragraph" style:parent-style-name="Standard">
      <style:text-properties fo:color="#000000" style:font-name="Liberation Serif" fo:font-size="12pt" fo:letter-spacing="normal" fo:language="en" fo:country="IE" fo:font-style="normal" fo:font-weight="normal" officeooo:rsid="0235741d" officeooo:paragraph-rsid="0235741d"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Courier New" fo:font-size="10pt" fo:letter-spacing="normal" fo:language="en" fo:country="IE" fo:font-style="normal" fo:font-weight="normal" officeooo:rsid="0235741d" officeooo:paragraph-rsid="0235741d"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Liberation Serif" fo:font-size="12pt" fo:letter-spacing="normal" fo:language="en" fo:country="IE" fo:font-style="normal" fo:font-weight="normal" officeooo:rsid="0235741d" officeooo:paragraph-rsid="0235741d" style:font-size-asian="10.5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etter-spacing="normal" fo:language="en" fo:country="IE" fo:font-style="normal" fo:font-weight="normal" officeooo:rsid="023731b0" officeooo:paragraph-rsid="023731b0" style:font-size-asian="10.5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etter-spacing="normal" fo:language="en" fo:country="IE" fo:font-style="normal" fo:font-weight="normal" officeooo:rsid="023e56a7" officeooo:paragraph-rsid="023e56a7" style:font-size-asian="10.5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etter-spacing="normal" fo:language="en" fo:country="IE" fo:font-style="normal" fo:font-weight="bold" officeooo:rsid="023731b0" officeooo:paragraph-rsid="023731b0" style:font-size-asian="10.5pt" style:font-style-asian="normal" style:font-weight-asian="bold" style:font-size-complex="12pt" style:font-style-complex="normal" style:font-weight-complex="bold"/>
    </style:style>
    <style:style style:name="P12" style:family="paragraph" style:parent-style-name="Standard">
      <style:text-properties fo:color="#000000" style:font-name="Liberation Serif" fo:font-size="12pt" fo:letter-spacing="normal" fo:language="en" fo:country="IE" fo:font-style="normal" fo:font-weight="bold" officeooo:rsid="023e56a7" officeooo:paragraph-rsid="023e56a7" style:font-size-asian="10.5pt" style:font-style-asian="normal" style:font-weight-asian="bold" style:font-size-complex="12pt" style:font-style-complex="normal" style:font-weight-complex="bold"/>
    </style:style>
    <style:style style:name="P13" style:family="paragraph" style:parent-style-name="Standard">
      <style:text-properties fo:font-weight="bold" officeooo:rsid="022ef2f0" officeooo:paragraph-rsid="022ef2f0" style:font-weight-asian="bold" style:font-weight-complex="bold"/>
    </style:style>
    <style:style style:name="P14" style:family="paragraph" style:parent-style-name="Standard">
      <style:text-properties fo:font-weight="bold" officeooo:rsid="0234ad58" officeooo:paragraph-rsid="0234ad58" style:font-weight-asian="bold" style:font-weight-complex="bold"/>
    </style:style>
    <style:style style:name="P15" style:family="paragraph" style:parent-style-name="Standard">
      <style:text-properties style:font-name="Courier New" fo:font-weight="normal" officeooo:rsid="022df5b7" officeooo:paragraph-rsid="022df5b7" style:font-weight-asian="normal" style:font-weight-complex="normal"/>
    </style:style>
    <style:style style:name="P16" style:family="paragraph" style:parent-style-name="Standard">
      <style:text-properties style:font-name="Courier New" fo:font-size="10pt" fo:font-weight="normal" officeooo:rsid="022df5b7" officeooo:paragraph-rsid="022df5b7" style:font-size-asian="10pt" style:font-weight-asian="normal" style:font-size-complex="10pt" style:font-weight-complex="normal"/>
    </style:style>
    <style:style style:name="P17" style:family="paragraph" style:parent-style-name="Standard">
      <style:text-properties style:font-name="Courier New" fo:font-size="10pt" fo:font-weight="normal" officeooo:rsid="0234ad58" officeooo:paragraph-rsid="0234ad58" style:font-size-asian="10pt" style:font-weight-asian="normal" style:font-size-complex="10pt" style:font-weight-complex="normal"/>
    </style:style>
    <style:style style:name="P18" style:family="paragraph" style:parent-style-name="Standard">
      <style:text-properties style:font-name="Liberation Serif" fo:font-weight="normal" officeooo:rsid="0233a58a" officeooo:paragraph-rsid="0233a58a" style:font-weight-asian="normal" style:font-weight-complex="normal"/>
    </style:style>
    <style:style style:name="T1" style:family="text">
      <style:text-properties officeooo:rsid="0231e149"/>
    </style:style>
    <style:style style:name="T2" style:family="text">
      <style:text-properties officeooo:rsid="0233a58a"/>
    </style:style>
    <style:style style:name="T3" style:family="text">
      <style:text-properties officeooo:rsid="0234ad58"/>
    </style:style>
    <style:style style:name="T4" style:family="text">
      <style:text-properties officeooo:rsid="023731b0"/>
    </style:style>
    <style:style style:name="T5" style:family="text">
      <style:text-properties officeooo:rsid="0237e662"/>
    </style:style>
    <style:style style:name="T6" style:family="text">
      <style:text-properties officeooo:rsid="0238028f"/>
    </style:style>
    <style:style style:name="T7" style:family="text">
      <style:text-properties officeooo:rsid="023963de"/>
    </style:style>
    <style:style style:name="T8" style:family="text">
      <style:text-properties officeooo:rsid="023b1ed1"/>
    </style:style>
    <style:style style:name="T9" style:family="text">
      <style:text-properties officeooo:rsid="023bc20c"/>
    </style:style>
    <style:style style:name="T10" style:family="text">
      <style:text-properties officeooo:rsid="023d0140"/>
    </style:style>
    <style:style style:name="T11" style:family="text">
      <style:text-properties officeooo:rsid="023f8145"/>
    </style:style>
    <style:style style:name="T12" style:family="text">
      <style:text-properties officeooo:rsid="0242408a"/>
    </style:style>
    <style:style style:name="T13" style:family="text">
      <style:text-properties officeooo:rsid="0243c7cf"/>
    </style:style>
    <style:style style:name="T14" style:family="text">
      <style:text-properties officeooo:rsid="0245211d"/>
    </style:style>
    <style:style style:name="T15" style:family="text">
      <style:text-properties officeooo:rsid="0246da99"/>
    </style:style>
    <style:style style:name="T16" style:family="text">
      <style:text-properties officeooo:rsid="0247f355"/>
    </style:style>
    <style:style style:name="T17" style:family="text">
      <style:text-properties officeooo:rsid="02496641"/>
    </style:style>
    <style:style style:name="T18" style:family="text">
      <style:text-properties officeooo:rsid="024ad9b6"/>
    </style:style>
    <style:style style:name="T19" style:family="text">
      <style:text-properties officeooo:rsid="024b2483"/>
    </style:style>
    <style:style style:name="T20" style:family="text">
      <style:text-properties officeooo:rsid="024c58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here to get the crypto</text:p>
      <text:p text:style-name="P13"/>
      <text:p text:style-name="P2">Recall that in TLS1.3 there are three phases where <text:span text:style-name="T8">public key </text:span>cryptography can potentially impose a large CPU penalty. </text:p>
      <text:p text:style-name="P2"/>
      <text:p text:style-name="P2">1. The ephemeral key exchange</text:p>
      <text:p text:style-name="P2">2. The transcript signature verification</text:p>
      <text:p text:style-name="P2">3. Certificate chain signature verifications</text:p>
      <text:p text:style-name="P1"/>
      <text:p text:style-name="P2">There are subtle differences between the requirements of each phase. For example certificate chain checking requires support for <text:span text:style-name="T3">ECC and </text:span>RSA, <text:span text:style-name="T13">with RSA </text:span><text:span text:style-name="T9">mostly </text:span>using old-school padding methods like PKCS1.5. The ephemeral key exchange on the other hand can be, and often is, bang up to date using superior X25519 and X448 elliptic curves. The transcript signature verification may use <text:span text:style-name="T1">ECC or</text:span> RSA <text:span text:style-name="T9">(the public key </text:span><text:span text:style-name="T11">used for verification </text:span><text:span text:style-name="T9">comes from the servers certificate)</text:span>, but can <text:span text:style-name="T14">improve things by, </text:span><text:span text:style-name="T15">for example,</text:span><text:span text:style-name="T14"> </text:span>us<text:span text:style-name="T14">ing</text:span> <text:span text:style-name="T9">RSA</text:span> with modern padding methods <text:span text:style-name="T9">like </text:span><text:span text:style-name="T11">RSA-</text:span><text:span text:style-name="T9">PSS</text:span>. Note that RSA verification is still <text:span text:style-name="T6">an </text:span>order of magnitude faster than elliptic curve verification, and since trust in RSA is still critical for TLS (due to legacy certificate use), its quite valid to exploit this property.</text:p>
      <text:p text:style-name="P2"/>
      <text:p text:style-name="P3">When it comes to going post-quantum, the key exchange is easiest to update as it just requires a KEM, and post-quantum KEMs are quite efficient. One the other hand the transcript signature is more problematical as it requires a good PQ signature scheme <text:span text:style-name="T10">(is there one?).</text:span> <text:span text:style-name="T5">R</text:span>olling out <text:span text:style-name="T2">fully </text:span>PQ certificate <text:span text:style-name="T5">chains</text:span> is certainly <text:span text:style-name="T7">going to be </text:span>a big <text:span text:style-name="T7">complex t</text:span>ask.</text:p>
      <text:p text:style-name="P3"/>
      <text:p text:style-name="P3">Given the range of these requirements it is unlikely that they can all be efficiently fulfilled from a single source. Our MIRACL library for example provides more coverage than most, but it is constrained performance-wise <text:span text:style-name="T10">as it is</text:span> written entirely in <text:span text:style-name="T10">high level languages (</text:span><text:span text:style-name="T14">C, </text:span>C++ <text:span text:style-name="T7">and</text:span> Rust<text:span text:style-name="T10">)</text:span>. It would be great if there were a single library that implemented all of our current and future TLS <text:span text:style-name="T14">public key </text:span>requirements in optimal assembly language for every processor out there. But that is not going to happen.</text:p>
      <text:p text:style-name="P1"/>
      <text:p text:style-name="P1"><text:span text:style-name="T1">Therefore when using</text:span> our Security Abstraction layer architecture <text:span text:style-name="T1">we </text:span><text:span text:style-name="T15">should</text:span><text:span text:style-name="T1"> leverage the fact that</text:span> we can source our crypto implementations from <text:span text:style-name="T1">across </text:span>a multitude of <text:span text:style-name="T15">available resources</text:span>. </text:p>
      <text:p text:style-name="P1"/>
      <text:p text:style-name="P14">In the IoT</text:p>
      <text:p text:style-name="P1"/>
      <text:p text:style-name="P4">For example on the <text:span text:style-name="T14">Arduino Nano rp2040 (based on the Raspberry Pi Pico) </text:span>there is hardware support for the <text:span text:style-name="T14">NIST </text:span>secp256r1 elliptic curve, which is <text:span text:style-name="T5">a curve</text:span> that a TLS1.3 implementation <text:span text:style-name="T5">MUST</text:span> support. Using the ECC608A hardware we get the following timings</text:p>
      <text:p text:style-name="P15"/>
      <text:p text:style-name="P16">10:53:27.994 -&gt; Cryptography by MIRACL Core + ECC608A hardware</text:p>
      <text:p text:style-name="P16">10:53:33.423 -&gt; SAL supported Key Exchange groups</text:p>
      <text:p text:style-name="P16">10:53:33.423 -&gt; <text:s text:c="4"/>X25519</text:p>
      <text:p text:style-name="P16">10:53:34.548 -&gt; <text:s text:c="8"/>Key Generation (ms)= 139</text:p>
      <text:p text:style-name="P16">10:53:35.626 -&gt; <text:s text:c="8"/>Shared Secret (ms)= 139</text:p>
      <text:p text:style-name="P16">10:53:35.626 -&gt; <text:s text:c="4"/>SECP256R1</text:p>
      <text:p text:style-name="P16">10:53:36.704 -&gt; <text:s text:c="8"/>Key Generation (ms)= 81</text:p>
      <text:p text:style-name="P16">10:53:37.735 -&gt; <text:s text:c="8"/>Shared Secret (ms)= 50</text:p>
      <text:p text:style-name="P16">10:53:37.735 -&gt; <text:s text:c="4"/>SECP384R1</text:p>
      <text:p text:style-name="P16">10:53:43.447 -&gt; <text:s text:c="8"/>Key Generation (ms)= 1427</text:p>
      <text:p text:style-name="P16">10:53:49.124 -&gt; <text:s text:c="8"/>Shared Secret (ms)= 1427</text:p>
      <text:p text:style-name="P15"/>
      <text:p text:style-name="P18">Observe a few things. First th<text:span text:style-name="T17">is</text:span> SAL supports the three most common <text:span text:style-name="T11">TLS1.3 </text:span>key exchange groups <text:span text:style-name="T3">(there are a few others)</text:span>. The <text:span text:style-name="T18">MIRACL </text:span>software x25519 timings are pretty good! Note that the <text:span text:style-name="T14">Pico</text:span> uses the ARM M0+ processor and I am unaware of any optimized assembly language <text:soft-page-break/>implementation for this particular processor – implementers tend to concentrate on the more crypto-friendly M4 processor. Clearly the hardware supported secp256r1 timings are the best. We could try and exploit this by starting the key exchange in this group <text:span text:style-name="T11">in our clientHello</text:span>. However surprisingly many servers do not support it, and we end up having to respond to a <text:span text:style-name="T7">H</text:span>andshake <text:span text:style-name="T7">R</text:span>etry <text:span text:style-name="T7">R</text:span>equest (HRR), forcing us back to x25519. So th<text:span text:style-name="T5">is</text:span> <text:span text:style-name="T10">particular </text:span>hardware speed-up is hard to exploit in practice. Finally note that the software secp384r1 timings are very poor, <text:span text:style-name="T3">but no hardware support is available.</text:span></text:p>
      <text:p text:style-name="P18"/>
      <text:p text:style-name="P18">Now lets try that again, this time not using the hardware, <text:span text:style-name="T14">implementing support for secp256r1 </text:span><text:span text:style-name="T15">using MIRACL</text:span><text:span text:style-name="T14"> software.</text:span></text:p>
      <text:p text:style-name="P15"/>
      <text:p text:style-name="P16">13:12:38.653 -&gt; Cryptography by MIRACL Core</text:p>
      <text:p text:style-name="P16">13:12:38.653 -&gt; SAL supported Key Exchange groups</text:p>
      <text:p text:style-name="P16">13:12:38.653 -&gt; <text:s text:c="4"/>X25519</text:p>
      <text:p text:style-name="P16">13:12:39.746 -&gt; <text:s text:c="8"/>Key Generation (ms)= 139</text:p>
      <text:p text:style-name="P16">13:12:40.860 -&gt; <text:s text:c="8"/>Shared Secret (ms)= 139</text:p>
      <text:p text:style-name="P16">13:12:40.860 -&gt; <text:s text:c="4"/>SECP256R1</text:p>
      <text:p text:style-name="P16">13:12:42.668 -&gt; <text:s text:c="8"/>Key Generation (ms)= 446</text:p>
      <text:p text:style-name="P16">13:12:44.459 -&gt; <text:s text:c="8"/>Shared Secret (ms)= 445</text:p>
      <text:p text:style-name="P16">13:12:44.459 -&gt; <text:s text:c="4"/>SECP384R1</text:p>
      <text:p text:style-name="P16">13:12:50.298 -&gt; <text:s text:c="8"/>Key Generation (ms)= 1462</text:p>
      <text:p text:style-name="P16">13:12:56.142 -&gt; <text:s text:c="8"/>Shared Secret (ms)= 1461</text:p>
      <text:p text:style-name="P15"/>
      <text:p text:style-name="P4">As can be seen the <text:span text:style-name="T3">software </text:span>secp256r1 implementation is now significantly slower. <text:span text:style-name="T3">One can conclude that the designers of the ECC608A chip might have been better advised to support </text:span><text:span text:style-name="T14">x</text:span><text:span text:style-name="T3">25519 rather than secp256r1. But wait! We can also usefully use secp256r1 in phases 2 and 3 (see above), unlike x25519 which only applies to phase 1. </text:span><text:span text:style-name="T14">(</text:span><text:span text:style-name="T15">Therefore a</text:span><text:span text:style-name="T3"> bespoke TLS1.3 implementation that used secp256r1 for everything would be very fast </text:span><text:span text:style-name="T10">on this device!</text:span><text:span text:style-name="T14">)</text:span></text:p>
      <text:p text:style-name="P4"/>
      <text:p text:style-name="P14">On a PC</text:p>
      <text:p text:style-name="P5"/>
      <text:p text:style-name="P5">In a desktop environment crypto resources <text:span text:style-name="T10">are plentiful</text:span>. First consider an implementation that uses only MIRACL <text:span text:style-name="T14">Core.</text:span></text:p>
      <text:p text:style-name="P5"/>
      <text:p text:style-name="P17">Cryptography by MIRACL Core</text:p>
      <text:p text:style-name="P17">SAL supported Key Exchange groups</text:p>
      <text:p text:style-name="P17"><text:s text:c="4"/>X25519</text:p>
      <text:p text:style-name="P17"><text:s text:c="8"/>Key Generation <text:s text:c="4"/>0.21 ms</text:p>
      <text:p text:style-name="P17"><text:s text:c="8"/>Shared Secret <text:s text:c="5"/>0.23 ms</text:p>
      <text:p text:style-name="P17"><text:s text:c="4"/>SECP256R1</text:p>
      <text:p text:style-name="P17"><text:s text:c="8"/>Key Generation <text:s text:c="4"/>0.42 ms</text:p>
      <text:p text:style-name="P17"><text:s text:c="8"/>Shared Secret <text:s text:c="5"/>0.40 ms</text:p>
      <text:p text:style-name="P17"><text:s text:c="4"/>SECP384R1</text:p>
      <text:p text:style-name="P17"><text:s text:c="8"/>Key Generation <text:s text:c="4"/>0.97 ms</text:p>
      <text:p text:style-name="P17"><text:s text:c="8"/>Shared Secret <text:s text:c="5"/>0.96 ms</text:p>
      <text:p text:style-name="P17">SAL supported Cipher suites</text:p>
      <text:p text:style-name="P17"><text:s text:c="4"/>TLS_AES_128_GCM_SHA256</text:p>
      <text:p text:style-name="P17"><text:s text:c="4"/>TLS_AES_256_GCM_SHA384</text:p>
      <text:p text:style-name="P17">SAL supported TLS signatures</text:p>
      <text:p text:style-name="P17"><text:s text:c="4"/>ECDSA_SECP256R1_SHA256</text:p>
      <text:p text:style-name="P17"><text:s text:c="4"/>RSA_PSS_RSAE_SHA256</text:p>
      <text:p text:style-name="P17"><text:s text:c="4"/>ECDSA_SECP384R1_SHA384</text:p>
      <text:p text:style-name="P17">SAL supported Certificate signatures</text:p>
      <text:p text:style-name="P17"><text:s text:c="4"/>ECDSA_SECP256R1_SHA256</text:p>
      <text:p text:style-name="P17"><text:s text:c="4"/>RSA_PKCS1_SHA256</text:p>
      <text:p text:style-name="P17"><text:s text:c="4"/>ECDSA_SECP384R1_SHA384</text:p>
      <text:p text:style-name="P17"><text:s text:c="4"/>RSA_PKCS1_SHA384</text:p>
      <text:p text:style-name="P17"><text:s text:c="4"/>RSA_PKCS1_SHA512</text:p>
      <text:p text:style-name="P5"/>
      <text:p text:style-name="P6"><text:soft-page-break/>But we are aware of the Libsodium library which has a highly optimized x25519 implementation – the result of many man years of heroic optimization <text:span text:style-name="T5">of this curve </text:span>for the x86 architecture. Using a SAL based on a combination of MIRACL and Libsodium we get these timings</text:p>
      <text:p text:style-name="P6"/>
      <text:p text:style-name="P7">Cryptography by MIRACL Core + LibSodium</text:p>
      <text:p text:style-name="P7">SAL supported Key Exchange groups</text:p>
      <text:p text:style-name="P7"><text:s text:c="4"/>X25519</text:p>
      <text:p text:style-name="P7"><text:s text:c="8"/>Key Generation <text:s text:c="4"/>0.03 ms</text:p>
      <text:p text:style-name="P7"><text:s text:c="8"/>Shared Secret <text:s text:c="5"/>0.05 ms</text:p>
      <text:p text:style-name="P7"><text:s text:c="4"/>SECP256R1</text:p>
      <text:p text:style-name="P7"><text:s text:c="8"/>Key Generation <text:s text:c="4"/>0.40 ms</text:p>
      <text:p text:style-name="P7"><text:s text:c="8"/>Shared Secret <text:s text:c="5"/>0.37 ms</text:p>
      <text:p text:style-name="P7"><text:s text:c="4"/>SECP384R1</text:p>
      <text:p text:style-name="P7"><text:s text:c="8"/>Key Generation <text:s text:c="4"/>0.91 ms</text:p>
      <text:p text:style-name="P7"><text:s text:c="8"/>Shared Secret <text:s text:c="5"/>0.96 ms</text:p>
      <text:p text:style-name="P7">SAL supported Cipher suites</text:p>
      <text:p text:style-name="P7"><text:s text:c="4"/>TLS_CHACHA20_POLY1305_SHA256</text:p>
      <text:p text:style-name="P7"><text:s text:c="4"/>TLS_AES_128_GCM_SHA256</text:p>
      <text:p text:style-name="P7"><text:s text:c="4"/>TLS_AES_256_GCM_SHA384</text:p>
      <text:p text:style-name="P7">SAL supported TLS signatures</text:p>
      <text:p text:style-name="P7"><text:s text:c="4"/>ECDSA_SECP256R1_SHA256</text:p>
      <text:p text:style-name="P7"><text:s text:c="4"/>RSA_PSS_RSAE_SHA256</text:p>
      <text:p text:style-name="P7"><text:s text:c="4"/>ECDSA_SECP384R1_SHA384</text:p>
      <text:p text:style-name="P7"><text:s text:c="4"/>ED25519</text:p>
      <text:p text:style-name="P7">SAL supported Certificate signatures</text:p>
      <text:p text:style-name="P7"><text:s text:c="4"/>ECDSA_SECP256R1_SHA256</text:p>
      <text:p text:style-name="P7"><text:s text:c="4"/>RSA_PKCS1_SHA256</text:p>
      <text:p text:style-name="P7"><text:s text:c="4"/>ECDSA_SECP384R1_SHA384</text:p>
      <text:p text:style-name="P7"><text:s text:c="4"/>RSA_PKCS1_SHA384</text:p>
      <text:p text:style-name="P7"><text:s text:c="4"/>RSA_PKCS1_SHA512</text:p>
      <text:p text:style-name="P7"><text:s text:c="4"/>ED25519</text:p>
      <text:p text:style-name="P7"/>
      <text:p text:style-name="P8">Yes, your eyes do not deceive you, the x25519 timings are around 5 times faster. Indeed on certain processors like the x86 and ARM M4 assembly language implemen<text:span text:style-name="T4">t</text:span>ation <text:span text:style-name="T4">of these kind of crypto primitives can often be 3-5 times faster. </text:span><text:span text:style-name="T11">We would be foolish not to</text:span><text:span text:style-name="T4"> use of i</text:span><text:span text:style-name="T11">t </text:span><text:span text:style-name="T12">(licensing permitting)</text:span><text:span text:style-name="T4">. Also note that the Libsodium library while not supporting the other NIST elliptic curves, does provide support for CHACHA20 encryption and the Ed25519 elliptic curves (as usable in phases 2 and 3). These are also optional primitives for TLS1.3, which are not supported by MIRACL. </text:span><text:span text:style-name="T5">So </text:span><text:span text:style-name="T16">by using Libsodium </text:span><text:span text:style-name="T12">we </text:span><text:span text:style-name="T5">can </text:span><text:span text:style-name="T10">grab</text:span><text:span text:style-name="T5"> them as well.</text:span></text:p>
      <text:p text:style-name="P8"/>
      <text:p text:style-name="P11">In a PQ world</text:p>
      <text:p text:style-name="P9"/>
      <text:p text:style-name="P9">Final observation: When it comes to testing PQ primitives in our TLS1.3 implementation, rather than implement these ourselves, we <text:span text:style-name="T19">should</text:span> simply use the existing optimized implementations that are already out there. Of course in practise it may not be <text:span text:style-name="T10">quite </text:span>as simple as that. For example in the <text:span text:style-name="T20">constrained </text:span>IoT context we may have to modify them to keep their memory requirements within reason.</text:p>
      <text:p text:style-name="P9"/>
      <text:p text:style-name="P12">Does any of this matter?</text:p>
      <text:p text:style-name="P9"/>
      <text:p text:style-name="P10">Now it could be that in the overall context of the TLS1.3 protocol maybe public key operations are not in fact that important. Maybe communication latencies contribute more to <text:span text:style-name="T14">protocol </text:span>delays. On the client side it is <text:span text:style-name="T12">certainly </text:span>less likely to matter, as a client may not be under either CPU or time pressure. However for a server that needs to maintain multiple client connections simultaneously then it would be important that such operations are executed as quickly as possible.</text:p>
      <text:p text:style-name="P9"/>
      <text:p text:style-name="P11"><text:span text:style-name="T14">Bottom line.</text:span> <text:span text:style-name="T14">I</text:span>ts complic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2-01-19T23:51:23.688000000</dc:date>
    <meta:editing-duration>P6DT14M48S</meta:editing-duration>
    <meta:editing-cycles>359</meta:editing-cycles>
    <meta:generator>LibreOffice/6.4.5.2$Windows_X86_64 LibreOffice_project/a726b36747cf2001e06b58ad5db1aa3a9a1872d6</meta:generator>
    <meta:document-statistic meta:table-count="0" meta:image-count="0" meta:object-count="0" meta:page-count="3" meta:paragraph-count="96" meta:word-count="1185" meta:character-count="7994" meta:non-whitespace-character-count="6515"/>
  </office:meta>
</office:document-meta>
</file>